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871" officeooo:paragraph-rsid="00012871"/>
    </style:style>
    <style:style style:name="P2" style:family="paragraph" style:parent-style-name="Standard">
      <style:text-properties officeooo:rsid="00038f9a" officeooo:paragraph-rsid="00038f9a"/>
    </style:style>
    <style:style style:name="T1" style:family="text">
      <style:text-properties officeooo:rsid="000220b4"/>
    </style:style>
    <style:style style:name="T2" style:family="text">
      <style:text-properties officeooo:rsid="00038f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nioski <text:span text:style-name="T2">z testowania kodu</text:span></text:p>
      <text:p text:style-name="P1"/>
      <text:p text:style-name="P1">1. Małe różnice fazy są lepiej mierzone na wykresie sym12 nastąpił przeskok pomiędzy 0 stopni, a 360. Po przeskoczeniu do zakresu mierzonych wartości około 360 pomiary. <text:span text:style-name="T1">Powtórzyłam symulację dla 1GHz I nawet po wykresie widać że jest lepiej.</text:span></text:p>
      <text:p text:style-name="P1"/>
      <text:p text:style-name="P2">2. Przetestowałam 800 MhZ gdzie częstotliwość na której była mierzona faza : 500k, 10k, 200k. Dla 200k, 10k wyniki dobre, dla 500k trzeba by zastosować wyższą częstotliwość próbkowania, wyniki totalne głupoty. Można by przetestować dla metody z prostą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6:17:50.919269414</meta:creation-date>
    <dc:date>2023-10-31T17:22:00.032206613</dc:date>
    <meta:editing-duration>PT13M6S</meta:editing-duration>
    <meta:editing-cycles>1</meta:editing-cycles>
    <meta:document-statistic meta:table-count="0" meta:image-count="0" meta:object-count="0" meta:page-count="1" meta:paragraph-count="3" meta:word-count="80" meta:character-count="518" meta:non-whitespace-character-count="441"/>
    <meta:generator>LibreOffice/7.3.7.2$Linux_X86_64 LibreOffice_project/30$Build-2</meta:generator>
  </office:meta>
</office:document-meta>
</file>